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25-0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10912" calcext:value-type="float">
            <text:p>157.4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24-02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5008" calcext:value-type="float">
            <text:p>156.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23-02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468" calcext:value-type="float">
            <text:p>155.5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20-02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58496" calcext:value-type="float">
            <text:p>152.5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9-02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1096" calcext:value-type="float">
            <text:p>150.5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8-02-1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7-02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4384" calcext:value-type="float">
            <text:p>148.6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6-02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0656" calcext:value-type="float">
            <text:p>146.9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5-02-18 0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6696" calcext:value-type="float">
            <text:p>145.7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4-02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6128" calcext:value-type="float">
            <text:p>142.7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3-02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2-02-22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1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3864" calcext:value-type="float">
            <text:p>140.6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10-02-23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5168" calcext:value-type="float">
            <text:p>138.8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8-02-19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7-02-22 0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6-02-2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7432" calcext:value-type="float">
            <text:p>140.9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5-02-2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3864" calcext:value-type="float">
            <text:p>140.6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4-02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3-0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2-02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16" calcext:value-type="float">
            <text:p>138.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1-02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200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4816" calcext:value-type="float">
            <text:p>138.3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98-02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97-02-21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3424" calcext:value-type="float">
            <text:p>137.1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9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8136" calcext:value-type="float">
            <text:p>134.4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1168" calcext:value-type="float">
            <text:p>125.9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4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4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4816" calcext:value-type="float">
            <text:p>123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9336" calcext:value-type="float">
            <text:p>121.1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7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7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62</text:p>
          </table:table-cell>
          <table:table-cell office:value-type="string" calcext:value-type="string">
            <text:p>02N/24E-36DBC</text:p>
          </table:table-cell>
          <table:table-cell office:value-type="string" calcext:value-type="string">
            <text:p>197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